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3.0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13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441cm" fo:break-before="auto" style:use-optimal-row-height="false"/>
    </style:style>
    <style:style style:name="ro3" style:family="table-row">
      <style:table-row-properties style:row-height="1.995cm" fo:break-before="auto" style:use-optimal-row-height="false"/>
    </style:style>
    <style:style style:name="ro4" style:family="table-row">
      <style:table-row-properties style:row-height="1.547cm" fo:break-before="auto" style:use-optimal-row-height="false"/>
    </style:style>
    <style:style style:name="ro5" style:family="table-row">
      <style:table-row-properties style:row-height="1.836cm" fo:break-before="auto" style:use-optimal-row-height="false"/>
    </style:style>
    <style:style style:name="ro6" style:family="table-row">
      <style:table-row-properties style:row-height="1.05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Sim&quot;" style:apply-style-name="ConditionalStyle_5f_2" style:base-cell-address="Planilha1.B2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singl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line-through-type="single"/>
    </style:style>
    <style:style style:name="T5" style:family="text">
      <style:text-properties fo:color="#000000" style:font-name="Arial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line-through-type="none"/>
    </style:style>
    <style:style style:name="T6" style:family="text">
      <style:text-properties fo:color="#000000" style:font-name="Ari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style-asian="normal" style:font-style-complex="normal" style:text-line-through-type="none" fo:font-weight="bold" style:font-weight-asian="bold" style:font-weight-complex="bold"/>
    </style:style>
    <style:style style:name="T7" style:family="text">
      <style:text-properties fo:color="#000000" style:font-name="Ari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style-asian="normal" style:font-style-complex="normal" style:text-line-through-type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;&quot;N/A&quot;)" table:allow-empty-cell="true" table:display-list="unsorted" table:base-cell-address="Planilha1.B2">
          <table:help-message table:display="true">
            <text:p>Selecione um dos valores. Na dúvida, selecione "N/A" e explique no campo seguinte.</text:p>
          </table:help-message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2"/>
        <table:table-row table:style-name="ro1">
          <table:table-cell table:style-name="ce1" office:value-type="string" calcext:value-type="string">
            <text:p>Critéri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ustificativa (caso a resposta seja diferente de "Sim")</text:p>
          </table:table-cell>
        </table:table-row>
        <table:table-row table:style-name="ro2">
          <table:table-cell table:style-name="ce2" office:value-type="string" calcext:value-type="string">
            <text:p>Os elementos possuem nomes intuitivos, que denotam claramente sua semântica no modelo do sistem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Os elementos estão dispostos de forma não-ambígua, impedindo interpretações equivocadas?</text:span></text:p>
            <text:p><text:span text:style-name="T2">Verifica-se que os elementos não geram ambiguidade.</text:span>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Os elementos possuem nomes intuitivos, que denotam claramente sua semântica no modelo do sistem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4">
          <table:table-cell table:style-name="ce2" office:value-type="string" calcext:value-type="string">
            <text:p><text:span text:style-name="T1">Os nomes dos elementos são utilizados de forma consistente, sem variações que pareçam ter o mesmo significado?</text:span>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table:style-name="ce2" office:value-type="string" calcext:value-type="string">
            <text:p>O diagrama descreve somente o que o sistema deve fazer, sem apresentar detalhes de implementação sobre como deve ser feit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table:style-name="ce9" office:value-type="string" calcext:value-type="string">
            <text:p>Os atores presentes no diagrama contemplam todas as relações demandadas pelo mesmo, evitando assim elementos sem relação com os atores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Toda transição está representada por uma seta aberta e possui por escrito o evento que causa a mesma?</text:p>
          </table:table-cell>
          <table:table-cell table:content-validation-name="val1" office:value-type="string" calcext:value-type="string">
            <text:p>Não</text:p>
          </table:table-cell>
          <table:table-cell office:value-type="string" calcext:value-type="string">
            <text:p><text:s/>As setas não são abertas</text:p>
          </table:table-cell>
        </table:table-row>
        <table:table-row table:style-name="ro5">
          <table:table-cell office:value-type="string" calcext:value-type="string">
            <text:p>O diagrama possui apenas um nó inicial (representado por um círculo), indicando o ínicio das relações, e um ou mais nós finais (representados por uma círculo com uma cincunferência em volta), indicando o fim da vida útil do objet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6">
          <table:table-cell office:value-type="string" calcext:value-type="string">
            <text:p>Cada estado indica um momento no ciclo de vida de um único objet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6">
          <table:table-cell office:value-type="string" calcext:value-type="string">
            <text:p>Cada estado é representado por verbo no gerúndio ou no particípi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Cada estado está representado por um retângulo com os cantos arredondados e com o nome do estado no seu interior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table:style-name="ce2" office:value-type="string" calcext:value-type="string">
            <text:p>O nó inicial possui somente a transição de saída e o nó final possui somente a transição de entrad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Caso haja fluxos alternativos de entrada (escolha), que não possuem uma exceção, existe um nó de </text:span><text:span text:style-name="T4">junção (merge) </text:span><text:span text:style-name="T5"> </text:span><text:span text:style-name="T6">fusão (junction)</text:span><text:span text:style-name="T7"> para unir esses fluxos em uma única saída?</text:span></text:p>
          </table:table-cell>
          <table:table-cell table:content-validation-name="val1" office:value-type="string" calcext:value-type="string">
            <text:p>N/A</text:p>
          </table:table-cell>
          <table:table-cell/>
        </table:table-row>
        <calcext:conditional-formats>
          <calcext:conditional-format calcext:target-range-address="Planilha1.B2:Planilha1.B14">
            <calcext:condition calcext:apply-style-name="ConditionalStyle_2" calcext:value="=&quot;Sim&quot;" calcext:base-cell-address="Planilha1.B2"/>
          </calcext:conditional-format>
          <calcext:conditional-format calcext:target-range-address="Planilha1.B2:Planilha1.B14">
            <calcext:condition calcext:apply-style-name="ConditionalStyle_3" calcext:value="=&quot;Não&quot;" calcext:base-cell-address="Planilh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0b8043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c53929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01:41:05.4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6:28:02.445000000</meta:creation-date>
    <dc:date>2022-09-25T01:44:39.616000000</dc:date>
    <meta:editing-duration>PT4M13S</meta:editing-duration>
    <meta:editing-cycles>3</meta:editing-cycles>
    <meta:generator>LibreOffice/7.3.2.2$Windows_X86_64 LibreOffice_project/49f2b1bff42cfccbd8f788c8dc32c1c309559be0</meta:generator>
    <meta:document-statistic meta:table-count="1" meta:cell-count="30" meta:object-count="0"/>
  </office:meta>
</office:document-meta>
</file>